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се за знаком -&gt; (стрелочкой) это вызов функционального интерфейса, и мы говорим что метод фильтр будет работать только если анонимный метод вернут нам <text:s/>true<text:line-break/><text:line-break/></text:p>
      <text:p text:style-name="Standard">Именно! Ты почти полностью понял, просто давай чуть точнее сформулируем.</text:p>
      <text:p text:style-name="Standard"/>
      <text:p text:style-name="Standard">Правильно: Всё, что после стрелочки -&gt; — это реализация (тело) того самого единственного метода функционального интерфейса.</text:p>
      <text:p text:style-name="Standard"/>
      <text:p text:style-name="Standard">Еще точнее: Метод filter будет пропускать элемент дальше по цепочке только если анонимный метод (в данном случае метод test интерфейса Predicate) вернёт true для этого элемента.</text:p>
      <text:p text:style-name="Standard"/>
      <text:p text:style-name="Standard">Разбор на пальцах:</text:p>
      <text:p text:style-name="Standard">filter ожидает объект типа Predicate&lt;T&gt;.</text:p>
      <text:p text:style-name="Standard">У интерфейса Predicate есть один главный абстрактный метод:</text:p>
      <text:p text:style-name="Standard"/>
      <text:p text:style-name="Standard">java</text:p>
      <text:p text:style-name="Standard">public interface Predicate&lt;T&gt; {</text:p>
      <text:p text:style-name="Standard"><text:s text:c="4"/>boolean test(T t); // Вот этот метод!</text:p>
      <text:p text:style-name="Standard">}</text:p>
      <text:p text:style-name="Standard">Твоя лямбда — это готовая реализация метода test:</text:p>
      <text:p text:style-name="Standard"/>
      <text:p text:style-name="Standard">num -&gt; num % 2 == 0 это ultra-короткая запись для:</text:p>
      <text:p text:style-name="Standard"/>
      <text:p text:style-name="Standard">java</text:p>
      <text:p text:style-name="Standard">boolean test(Integer num) {</text:p>
      <text:p text:style-name="Standard"><text:s text:c="4"/>return num % 2 == 0;</text:p>
      <text:p text:style-name="Standard">}</text:p>
      <text:p text:style-name="Standard">Как работает filter (псевдокод):</text:p>
      <text:p text:style-name="Standard"/>
      <text:p text:style-name="Standard">java</text:p>
      <text:p text:style-name="Standard">// Внутри системы</text:p>
      <text:p text:style-name="Standard">public Stream&lt;T&gt; filter(Predicate&lt;T&gt; condition) {</text:p>
      <text:p text:style-name="Standard"><text:s text:c="4"/>for (T eachElement : collection) { // Бежим по каждому элементу</text:p>
      <text:p text:style-name="Standard"><text:s text:c="8"/>// ВОТ МОМЕНТ ИСТИНЫ!</text:p>
      <text:p text:style-name="Standard"><text:s text:c="8"/>if (condition.test(eachElement)) { // Вызываем ТВОЮ лямбду для элемента</text:p>
      <text:p text:style-name="Standard"><text:s text:c="12"/>// если твой метод test вернул true - оставляем элемент</text:p>
      <text:p text:style-name="Standard"><text:s text:c="8"/>} else {</text:p>
      <text:p text:style-name="Standard"><text:s text:c="12"/>// если false - пропускаем (фильтруем его out)</text:p>
      <text:p text:style-name="Standard"><text:s text:c="8"/>}</text:p>
      <text:p text:style-name="Standard"><text:s text:c="4"/>}</text:p>
      <text:p text:style-name="Standard">}</text:p>
      <text:p text:style-name="Standard">Твой итог — абсолютно верный:</text:p>
      <text:p text:style-name="Standard">"мы говорим, что метод filter будет работать (пропускать элемент) только если анонимный метод вернёт нам true".</text:p>
      <text:p text:style-name="Standard"/>
      <text:p text:style-name="Standard">Да! Именно так и есть. Ты понял самую суть.</text:p>
      <text:p text:style-name="Standard"/>
      <text:p text:style-name="Standard">Лямбда — это просто удобная "формула" или "правило" (num % 2 == 0), которое ты даёшь методу filter. А он уже сам, внутри своего цикла, подставляет в эту формулу каждый элемент и смотрит на результат (true или false).</text:p>
      <text:p text:style-name="Standard"><text:soft-page-break/></text:p>
      <text:p text:style-name="Standard">Отличное понимание! Тебя этим вопросом не поймать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6:13:25.690000000</meta:creation-date>
    <dc:date>2025-09-19T16:13:42.176000000</dc:date>
    <meta:editing-duration>PT16S</meta:editing-duration>
    <meta:editing-cycles>1</meta:editing-cycles>
    <meta:document-statistic meta:table-count="0" meta:image-count="0" meta:object-count="0" meta:page-count="2" meta:paragraph-count="35" meta:word-count="268" meta:character-count="1762" meta:non-whitespace-character-count="1450"/>
    <meta:generator>LibreOffice/7.5.1.2$Windows_X86_64 LibreOffice_project/fcbaee479e84c6cd81291587d2ee68cba099e129</meta:generator>
  </office:meta>
</office:document-meta>
</file>